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17cm" fo:min-width="3.41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32cm" fo:min-width="5.01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49cm" fo:min-width="3.418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49cm" fo:min-width="3.419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03cm" fo:min-width="3.419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03cm" fo:min-width="3.41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objectwithoutfill">
      <style:graphic-properties svg:stroke-color="#bf0041"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bf0041" draw:marker-end="Arrowheads_20_9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0" style:family="graphic" style:parent-style-name="standard">
      <style:graphic-properties svg:stroke-color="#bf0041" draw:marker-start="Arrowheads_20_12" draw:marker-start-width="0.3cm" draw:textarea-vertical-align="middle" loext:decorative="false"/>
    </style:style>
    <style:style style:name="gr21" style:family="graphic" style:parent-style-name="standard">
      <style:graphic-properties draw:marker-start="Arrowheads_20_13" draw:marker-start-width="0.3cm" draw:textarea-vertical-align="middle" loext:decorative="false"/>
    </style:style>
    <style:style style:name="gr22" style:family="graphic" style:parent-style-name="standard">
      <style:graphic-properties draw:marker-start="Arrowheads_20_14" draw:marker-start-width="0.3cm" draw:textarea-vertical-align="middle" loext:decorative="false"/>
    </style:style>
    <style:style style:name="gr23" style:family="graphic" style:parent-style-name="standard">
      <style:graphic-properties draw:marker-start="Arrowheads_20_15" draw:marker-start-width="0.3cm" draw:textarea-vertical-align="middle" loext:decorative="false"/>
    </style:style>
    <style:style style:name="gr24" style:family="graphic" style:parent-style-name="objectwithoutfill">
      <style:graphic-properties svg:stroke-color="#bf0041" draw:marker-end="Arrowheads_20_16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7" style:family="graphic" style:parent-style-name="standard">
      <style:graphic-properties draw:marker-start="Arrowheads_20_17" draw:marker-start-width="0.3cm" draw:textarea-vertical-align="middle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988cm" fo:min-width="4.275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bf0041" draw:marker-start="Arrowheads_20_17" draw:marker-start-width="0.3cm" draw:textarea-vertical-align="middle" loext:decorative="false"/>
    </style:style>
    <style:style style:name="gr30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00a933" draw:marker-end="Arrowheads_20_23" draw:marker-end-width="0.3cm" draw:fill="none" draw:textarea-vertical-align="middle" loext:decorative="false"/>
    </style:style>
    <style:style style:name="gr34" style:family="graphic" style:parent-style-name="standard">
      <style:graphic-properties draw:stroke="dash" draw:stroke-dash="Long_20_Dash" svg:stroke-linecap="butt" draw:fill-color="#ffffd7" draw:opacity="100%" draw:opacity-name="" draw:textarea-horizontal-align="justify" draw:textarea-vertical-align="top" draw:auto-grow-height="false" fo:min-height="7.053cm" fo:min-width="17.28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4.936cm" fo:min-width="2.106cm" loext:decorative="false"/>
      <style:paragraph-properties style:writing-mode="lr-tb"/>
    </style:style>
    <style:style style:name="gr36" style:family="graphic" style:parent-style-name="standard">
      <style:graphic-properties draw:fill-color="#ffb66c" draw:textarea-horizontal-align="justify" draw:textarea-vertical-align="bottom" draw:auto-grow-height="false" fo:min-height="4.936cm" fo:min-width="2.106cm" loext:decorative="false"/>
      <style:paragraph-properties style:writing-mode="lr-tb"/>
    </style:style>
    <style:style style:name="gr37" style:family="graphic" style:parent-style-name="standard">
      <style:graphic-properties draw:fill-color="#81aca6" draw:opacity="50%" draw:opacity-name="" draw:textarea-horizontal-align="justify" draw:textarea-vertical-align="middle" draw:auto-grow-height="false" fo:min-height="2.713cm" fo:min-width="16.645cm" loext:decorative="false"/>
      <style:paragraph-properties style:writing-mode="lr-tb"/>
    </style:style>
    <style:style style:name="gr38" style:family="graphic" style:parent-style-name="standard">
      <style:graphic-properties draw:fill-color="#afd095" draw:textarea-horizontal-align="justify" draw:textarea-vertical-align="middle" draw:auto-grow-height="false" fo:min-height="1.02cm" fo:min-width="1.672cm" loext:decorative="false"/>
      <style:paragraph-properties style:writing-mode="lr-tb"/>
    </style:style>
    <style:style style:name="gr39" style:family="graphic" style:parent-style-name="standard">
      <style:graphic-properties draw:fill-color="#ffbf00" draw:textarea-horizontal-align="justify" draw:textarea-vertical-align="middle" draw:auto-grow-height="false" fo:min-height="1.232cm" fo:min-width="4.062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702cm" fo:min-width="2.357cm" loext:decorative="false"/>
      <style:paragraph-properties style:writing-mode="lr-tb"/>
    </style:style>
    <style:style style:name="gr41" style:family="graphic" style:parent-style-name="standard">
      <style:graphic-properties draw:fill-color="#3465a4" draw:textarea-horizontal-align="justify" draw:textarea-vertical-align="middle" draw:auto-grow-height="false" fo:min-height="0.702cm" fo:min-width="2.992cm" loext:decorative="false"/>
      <style:paragraph-properties style:writing-mode="lr-tb"/>
    </style:style>
    <style:style style:name="gr42" style:family="graphic" style:parent-style-name="objectwithoutfill">
      <style:graphic-properties svg:stroke-color="#ff860d" draw:marker-end="Arrowheads_20_25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ff860d" draw:marker-end="Arrowheads_20_26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ff860d" draw:marker-end="Arrowheads_20_27" draw:marker-end-width="0.3cm" draw:fill="none" draw:textarea-vertical-align="middle" loext:decorative="false"/>
    </style:style>
    <style:style style:name="gr45" style:family="graphic" style:parent-style-name="standard">
      <style:graphic-properties draw:stroke="dash" draw:stroke-dash="Long_20_Dash" svg:stroke-color="#000000" draw:marker-start="Circle" draw:marker-start-width="0.3cm" draw:marker-end="Arrowheads_20_31" draw:marker-end-width="0.3cm" svg:stroke-linecap="butt" draw:textarea-vertical-align="middle" loext:decorative="false"/>
    </style:style>
    <style:style style:name="gr46" style:family="graphic" style:parent-style-name="standard">
      <style:graphic-properties draw:stroke="dash" draw:stroke-dash="Long_20_Dash" svg:stroke-color="#3465a4" draw:marker-start="Circle" draw:marker-start-width="0.3cm" draw:marker-end="Arrowheads_20_31" draw:marker-end-width="0.3cm" svg:stroke-linecap="butt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d7" draw:opacity="100%"/>
      <style:paragraph-properties fo:text-align="center"/>
    </style:style>
    <style:style style:name="P7" style:family="paragraph">
      <loext:graphic-properties draw:fill-color="#ffb66c"/>
      <style:paragraph-properties fo:text-align="center"/>
      <style:text-properties fo:font-size="12pt"/>
    </style:style>
    <style:style style:name="P8" style:family="paragraph">
      <loext:graphic-properties draw:fill-color="#81aca6" draw:opacity="50%"/>
      <style:paragraph-properties fo:text-align="center"/>
      <style:text-properties fo:font-size="12pt"/>
    </style:style>
    <style:style style:name="P9" style:family="paragraph">
      <loext:graphic-properties draw:fill-color="#afd095"/>
      <style:paragraph-properties fo:text-align="center"/>
      <style:text-properties fo:font-size="12pt"/>
    </style:style>
    <style:style style:name="P10" style:family="paragraph">
      <loext:graphic-properties draw:fill-color="#ffbf00"/>
      <style:paragraph-properties fo:text-align="center"/>
      <style:text-properties fo:font-size="12pt"/>
    </style:style>
    <style:style style:name="P11" style:family="paragraph">
      <loext:graphic-properties draw:fill-color="#3465a4"/>
      <style:paragraph-properties fo:text-align="center"/>
      <style:text-properties fo:font-size="12pt"/>
    </style:style>
    <style:style style:name="P12" style:family="paragraph">
      <style:paragraph-properties fo:line-height="150%"/>
      <style:text-properties fo:font-size="14pt"/>
    </style:style>
    <style:style style:name="P13" style:family="paragraph">
      <loext:graphic-properties draw:fill="none" draw:fill-color="#ffffff"/>
      <style:paragraph-properties fo:line-height="150%"/>
      <style:text-properties fo:font-size="14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19cm" svg:height="1.267cm" svg:x="3.43cm" svg:y="3.543cm">
          <text:p text:style-name="P1"><text:span text:style-name="T1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13cm" svg:height="0.882cm" draw:transform="skewX (0.0010471975511966) translate (2.588cm 1.069cm)">
          <text:p text:style-name="P1"><text:span text:style-name="T1">TCP connection acce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3.918cm" svg:height="1.499cm" draw:transform="skewX (0.000698131700797732) translate (3.425cm 15.623cm)"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3.918cm" svg:height="1.499cm" draw:transform="skewX (0.000698131700797732) translate (3.432cm 21.815cm)">
          <text:p text:style-name="P1"><text:span text:style-name="T1">Query Log</text:span></text:p>
          <text:p text:style-name="P1"><text:span text:style-name="T1">OK to read next query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3.919cm" svg:height="1.499cm" svg:x="3.424cm" svg:y="24.86cm">
          <text:p text:style-name="P1"><text:span text:style-name="T1">Close &amp; Release TCP 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918cm" svg:height="1.499cm" draw:transform="skewX (0.000698131700797732) translate (3.424cm 9.643cm)">
          <text:p text:style-name="P1"><text:span text:style-name="T1">Query 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3.918cm" svg:height="1.499cm" draw:transform="skewX (0.000698131700797732) translate (3.425cm 12.448cm)">
          <text:p text:style-name="P1"><text:span text:style-name="T1">Query Resol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919cm" svg:height="1.253cm" svg:x="3.425cm" svg:y="6.079cm">
          <text:p text:style-name="P1"><text:span text:style-name="T1">Full query receiv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3.919cm" svg:height="0.953cm" svg:x="9.89cm" svg:y="3.536cm">
          <text:p text:style-name="P1"><text:span text:style-name="T1">Read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905cm" svg:height="0.725cm" svg:x="7.667cm" svg:y="15.515cm">
          <draw:text-box>
            <text:p><text:span text:style-name="T1">ret &lt; 0</text:span></text:p>
          </draw:text-box>
        </draw:frame>
        <draw:frame draw:style-name="gr8" draw:text-style-name="P3" draw:layer="layout" svg:width="2.222cm" svg:height="1.673cm" svg:x="1cm" svg:y="2.502cm">
          <draw:text-box>
            <text:p><text:span text:style-name="T1">ret = 0,</text:span></text:p>
            <text:p><text:span text:style-name="T1">closed for read</text:span></text:p>
          </draw:text-box>
        </draw:frame>
        <draw:frame draw:style-name="gr7" draw:text-style-name="P3" draw:layer="layout" svg:width="1.905cm" svg:height="0.725cm" svg:x="5.245cm" svg:y="4.91cm">
          <draw:text-box>
            <text:p><text:span text:style-name="T1">ret &gt; 0</text:span></text:p>
          </draw:text-box>
        </draw:frame>
        <draw:connector draw:style-name="gr9" draw:text-style-name="P4" draw:layer="layout" draw:line-skew="-1.605cm" svg:x1="3.43cm" svg:y1="4.176cm" svg:x2="3.424cm" svg:y2="25.609cm" draw:start-shape="id1" draw:start-glue-point="3" draw:end-shape="id2" draw:end-glue-point="3" svg:d="M3430 4176h-2113v21433h2107" svg:viewBox="0 0 2114 21434">
          <text:p/>
        </draw:connector>
        <draw:connector draw:style-name="gr10" draw:text-style-name="P4" draw:layer="layout" draw:type="line" svg:x1="5.389cm" svg:y1="4.81cm" svg:x2="5.384cm" svg:y2="6.079cm" draw:start-shape="id1" draw:start-glue-point="2" draw:end-shape="id3" draw:end-glue-point="0" svg:d="M5389 4810l-5 1269" svg:viewBox="0 0 6 1270">
          <text:p/>
        </draw:connector>
        <draw:connector draw:style-name="gr11" draw:text-style-name="P4" draw:layer="layout" draw:type="line" svg:x1="5.384cm" svg:y1="7.332cm" svg:x2="5.383cm" svg:y2="9.643cm" draw:start-shape="id3" draw:start-glue-point="2" draw:end-shape="id4" draw:end-glue-point="0" svg:d="M5384 7332l-1 2311" svg:viewBox="0 0 2 2312">
          <text:p/>
        </draw:connector>
        <draw:connector draw:style-name="gr12" draw:text-style-name="P4" draw:layer="layout" draw:type="line" svg:x1="5.382cm" svg:y1="11.142cm" svg:x2="5.384cm" svg:y2="12.448cm" draw:start-shape="id4" draw:start-glue-point="2" draw:end-shape="id5" draw:end-glue-point="0" svg:d="M5382 11142l2 1306" svg:viewBox="0 0 3 1307">
          <text:p/>
        </draw:connector>
        <draw:connector draw:style-name="gr13" draw:text-style-name="P4" draw:layer="layout" draw:type="line" svg:x1="5.383cm" svg:y1="13.947cm" svg:x2="5.384cm" svg:y2="15.623cm" draw:start-shape="id5" draw:start-glue-point="2" draw:end-shape="id6" draw:end-glue-point="0" svg:d="M5383 13947l1 1676" svg:viewBox="0 0 2 1677">
          <text:p/>
        </draw:connector>
        <draw:connector draw:style-name="gr14" draw:text-style-name="P4" draw:layer="layout" draw:type="line" svg:x1="5.39cm" svg:y1="20.279cm" svg:x2="5.391cm" svg:y2="21.815cm" draw:start-shape="id7" draw:start-glue-point="2" draw:end-shape="id8" draw:end-glue-point="0" svg:d="M5390 20279l1 1536" svg:viewBox="0 0 2 1537">
          <text:p/>
        </draw:connector>
        <draw:connector draw:style-name="gr15" draw:text-style-name="P4" draw:layer="layout" draw:type="line" svg:x1="5.39cm" svg:y1="23.314cm" svg:x2="5.383cm" svg:y2="24.86cm" draw:start-shape="id8" draw:start-glue-point="2" draw:end-shape="id2" draw:end-glue-point="0" svg:d="M5390 23314l-7 1546" svg:viewBox="0 0 8 1547">
          <text:p/>
        </draw:connector>
        <draw:line draw:style-name="gr16" draw:text-style-name="P4" draw:layer="layout" svg:x1="7.35cm" svg:y1="3.857cm" svg:x2="9.89cm" svg:y2="3.857cm">
          <text:p/>
        </draw:line>
        <draw:frame draw:style-name="gr7" draw:text-style-name="P3" draw:layer="layout" svg:width="1.905cm" svg:height="0.725cm" svg:x="5.345cm" svg:y="7.65cm">
          <draw:text-box>
            <text:p><text:span text:style-name="T1">yes</text:span></text:p>
          </draw:text-box>
        </draw:frame>
        <draw:frame draw:style-name="gr17" draw:text-style-name="P3" draw:layer="layout" svg:width="2.54cm" svg:height="1.27cm" svg:x="8.202cm" svg:y="5.762cm">
          <draw:text-box>
            <text:p><text:span text:style-name="T1">No, need more data</text:span></text:p>
          </draw:text-box>
        </draw:frame>
        <draw:connector draw:style-name="gr18" draw:text-style-name="P4" draw:layer="layout" draw:line-skew="0.451cm" svg:x1="7.344cm" svg:y1="6.705cm" svg:x2="7.349cm" svg:y2="4.176cm" draw:start-shape="id3" draw:end-shape="id1" draw:end-glue-point="1" svg:d="M7344 6705h956v-2529h-951" svg:viewBox="0 0 957 2530">
          <text:p/>
        </draw:connector>
        <draw:frame draw:style-name="gr19" draw:text-style-name="P3" draw:layer="layout" svg:width="1.588cm" svg:height="2.621cm" svg:x="1.869cm" svg:y="6.534cm">
          <draw:text-box>
            <text:p><text:span text:style-name="T1">yes, query len &gt; 512 bytes</text:span></text:p>
          </draw:text-box>
        </draw:frame>
        <draw:line draw:style-name="gr20" draw:text-style-name="P5" draw:layer="layout" svg:x1="1.317cm" svg:y1="6.715cm" svg:x2="3.222cm" svg:y2="6.715cm">
          <text:p/>
        </draw:line>
        <draw:frame draw:style-name="gr7" draw:text-style-name="P3" draw:layer="layout" svg:width="6.35cm" svg:height="0.725cm" svg:x="11.795cm" svg:y="2.715cm">
          <draw:text-box>
            <text:p><text:span text:style-name="T1">EAGAIN or EWOULDBLOCK</text:span></text:p>
          </draw:text-box>
        </draw:frame>
        <draw:line draw:style-name="gr21" draw:text-style-name="P5" draw:layer="layout" svg:x1="11.795cm" svg:y1="2.587cm" svg:x2="11.795cm" svg:y2="3.54cm">
          <text:p/>
        </draw:line>
        <draw:line draw:style-name="gr22" draw:text-style-name="P5" draw:layer="layout" svg:x1="5.445cm" svg:y1="3.54cm" svg:x2="5.445cm" svg:y2="1.952cm">
          <text:p/>
        </draw:line>
        <draw:line draw:style-name="gr23" draw:text-style-name="P5" draw:layer="layout" svg:x1="6.08cm" svg:y1="3.54cm" svg:x2="9.255cm" svg:y2="1.952cm">
          <text:p/>
        </draw:line>
        <draw:connector draw:style-name="gr24" draw:text-style-name="P4" draw:layer="layout" draw:line-skew="4.471cm" svg:x1="13.809cm" svg:y1="4.012cm" svg:x2="7.343cm" svg:y2="25.609cm" draw:start-shape="id9" draw:start-glue-point="1" draw:end-shape="id2" draw:end-glue-point="1" svg:d="M13809 4012h4971v21597h-11437" svg:viewBox="0 0 11438 21598">
          <text:p/>
        </draw:connector>
        <draw:frame draw:style-name="gr25" draw:text-style-name="P3" draw:layer="layout" svg:width="3.493cm" svg:height="0.952cm" svg:x="13.717cm" svg:y="3.975cm">
          <draw:text-box>
            <text:p><text:span text:style-name="T1">All other errors</text:span></text:p>
          </draw:text-box>
        </draw:frame>
        <draw:frame draw:style-name="gr25" draw:text-style-name="P3" draw:layer="layout" svg:width="1.905cm" svg:height="0.952cm" svg:x="5.462cm" svg:y="20.585cm">
          <draw:text-box>
            <text:p><text:span text:style-name="T1">yes</text:span></text:p>
          </draw:text-box>
        </draw:frame>
        <draw:frame draw:style-name="gr8" draw:text-style-name="P3" draw:layer="layout" svg:width="2.222cm" svg:height="1.673cm" svg:x="1.632cm" svg:y="14.833cm">
          <draw:text-box>
            <text:p><text:span text:style-name="T1">ret = 0,</text:span></text:p>
            <text:p><text:span text:style-name="T1">closed for write</text:span></text:p>
          </draw:text-box>
        </draw:frame>
        <draw:custom-shape draw:style-name="gr26" draw:text-style-name="P2" draw:layer="layout" svg:width="3.81cm" svg:height="0.953cm" svg:x="10.207cm" svg:y="15.705cm">
          <text:p text:style-name="P1"><text:span text:style-name="T1">Write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905cm" svg:height="0.725cm" svg:x="7.668cm" svg:y="3.223cm">
          <draw:text-box>
            <text:p><text:span text:style-name="T1">ret &lt; 0</text:span></text:p>
          </draw:text-box>
        </draw:frame>
        <draw:line draw:style-name="gr27" draw:text-style-name="P5" draw:layer="layout" svg:x1="10.207cm" svg:y1="16.24cm" svg:x2="7.35cm" svg:y2="16.24cm">
          <text:p/>
        </draw:line>
        <draw:frame draw:style-name="gr7" draw:text-style-name="P3" draw:layer="layout" svg:width="6.35cm" svg:height="0.725cm" svg:x="11.795cm" svg:y="14.752cm">
          <draw:text-box>
            <text:p><text:span text:style-name="T1">EAGAIN or EWOULDBLOCK</text:span></text:p>
          </draw:text-box>
        </draw:frame>
        <draw:custom-shape draw:style-name="gr28" draw:text-style-name="P2" draw:layer="layout" svg:width="4.775cm" svg:height="1.238cm" svg:x="9.26cm" svg:y="1.329cm">
          <text:p text:style-name="P1"><text:span text:style-name="T1">Wait for epoll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4.775cm" svg:height="1.238cm" svg:x="9.572cm" svg:y="13.382cm">
          <text:p text:style-name="P1"><text:span text:style-name="T1">Wait for epoll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11.795cm" svg:y1="14.652cm" svg:x2="11.795cm" svg:y2="15.605cm">
          <text:p/>
        </draw:line>
        <draw:line draw:style-name="gr23" draw:text-style-name="P5" draw:layer="layout" svg:x1="6.397cm" svg:y1="15.605cm" svg:x2="9.572cm" svg:y2="14.017cm">
          <text:p/>
        </draw:line>
        <draw:line draw:style-name="gr29" draw:text-style-name="P5" draw:layer="layout" svg:x1="18.78cm" svg:y1="16.24cm" svg:x2="14.017cm" svg:y2="16.24cm">
          <text:p/>
        </draw:line>
        <draw:frame draw:style-name="gr25" draw:text-style-name="P3" draw:layer="layout" svg:width="3.493cm" svg:height="0.952cm" svg:x="13.935cm" svg:y="16.357cm">
          <draw:text-box>
            <text:p><text:span text:style-name="T1">All other errors</text:span></text:p>
          </draw:text-box>
        </draw:frame>
        <draw:custom-shape draw:style-name="gr3" draw:text-style-name="P2" xml:id="id7" draw:id="id7" draw:layer="layout" svg:width="3.918cm" svg:height="1.499cm" draw:transform="skewX (0.000698131700797732) translate (3.432cm 18.78cm)">
          <text:p text:style-name="P1"><text:span text:style-name="T1">All data wri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4" draw:layer="layout" svg:x1="5.383cm" svg:y1="17.122cm" svg:x2="5.391cm" svg:y2="18.78cm" draw:start-shape="id6" draw:start-glue-point="2" draw:end-shape="id7" draw:end-glue-point="0" svg:d="M5383 17122v828h8v830" svg:viewBox="0 0 9 1659">
          <text:p/>
        </draw:connector>
        <draw:frame draw:style-name="gr17" draw:text-style-name="P3" draw:layer="layout" svg:width="3.175cm" svg:height="1.27cm" svg:x="8.855cm" svg:y="18.462cm">
          <draw:text-box>
            <text:p><text:span text:style-name="T1">no, partial data written</text:span></text:p>
          </draw:text-box>
        </draw:frame>
        <draw:connector draw:style-name="gr31" draw:text-style-name="P4" draw:layer="layout" draw:line-skew="1.086cm" svg:x1="7.349cm" svg:y1="19.529cm" svg:x2="7.525cm" svg:y2="16.803cm" draw:start-shape="id7" draw:start-glue-point="1" svg:d="M7349 19529h1588v-2726h-1412" svg:viewBox="0 0 1589 2727">
          <text:p/>
        </draw:connector>
        <draw:frame draw:style-name="gr7" draw:text-style-name="P3" draw:layer="layout" svg:width="1.905cm" svg:height="0.725cm" svg:x="5.245cm" svg:y="17.51cm">
          <draw:text-box>
            <text:p><text:span text:style-name="T1">ret &gt; 0</text:span></text:p>
          </draw:text-box>
        </draw:frame>
        <draw:connector draw:style-name="gr32" draw:text-style-name="P4" draw:layer="layout" draw:line-skew="-0.652cm" svg:x1="3.424cm" svg:y1="16.372cm" svg:x2="3.431cm" svg:y2="22.564cm" draw:start-shape="id6" draw:start-glue-point="3" draw:end-shape="id8" draw:end-glue-point="3" svg:d="M3424 16372h-1154v6192h1161" svg:viewBox="0 0 1162 6193">
          <text:p/>
        </draw:connector>
        <draw:frame draw:style-name="gr25" draw:text-style-name="P3" draw:layer="layout" svg:width="1.905cm" svg:height="0.952cm" svg:x="7.667cm" svg:y="21.955cm">
          <draw:text-box>
            <text:p><text:span text:style-name="T1">yes</text:span></text:p>
          </draw:text-box>
        </draw:frame>
        <draw:frame draw:style-name="gr25" draw:text-style-name="P3" draw:layer="layout" svg:width="1.905cm" svg:height="0.952cm" svg:x="5.445cm" svg:y="23.542cm">
          <draw:text-box>
            <text:p><text:span text:style-name="T1">no</text:span></text:p>
          </draw:text-box>
        </draw:frame>
        <draw:connector draw:style-name="gr33" draw:text-style-name="P4" draw:layer="layout" draw:line-skew="11.881cm" svg:x1="7.349cm" svg:y1="22.564cm" svg:x2="7.594cm" svg:y2="4.708cm" draw:start-shape="id8" draw:start-glue-point="1" svg:d="M7349 22564h12383v-17856h-12138" svg:viewBox="0 0 12384 17857">
          <text:p/>
        </draw:connector>
      </draw:page>
      <draw:page draw:name="page2" draw:style-name="dp1" draw:master-page-name="Default">
        <draw:custom-shape draw:style-name="gr34" draw:text-style-name="P6" draw:layer="layout" svg:width="17.78cm" svg:height="7.303cm" svg:x="1.952cm" svg:y="5.762cm">
          <text:p text:style-name="P5">Application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606cm" svg:height="5.186cm" svg:x="14.725cm" svg:y="7.454cm">
          <text:p text:style-name="P1">Vectorloop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606cm" svg:height="5.186cm" svg:x="13.951cm" svg:y="7.244cm">
          <text:p text:style-name="P1">Vectorloop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606cm" svg:height="5.186cm" svg:x="13.316cm" svg:y="7.032cm">
          <text:p text:style-name="P1">Vectorloop</text:p>
          <draw:enhanced-geometry svg:viewBox="0 0 21600 21600" draw:type="rectangle" draw:enhanced-path="M 0 0 L 21600 0 21600 21600 0 21600 0 0 Z N"/>
        </draw:custom-shape>
        <draw:custom-shape draw:style-name="gr36" draw:text-style-name="P7" xml:id="id10" draw:id="id10" draw:layer="layout" svg:width="2.606cm" svg:height="5.186cm" svg:x="9.74cm" svg:y="7.032cm">
          <text:p text:style-name="P1">Query</text:p>
          <text:p text:style-name="P1">Logging</text:p>
          <draw:enhanced-geometry svg:viewBox="0 0 21600 21600" draw:type="rectangle" draw:enhanced-path="M 0 0 L 21600 0 21600 21600 0 21600 0 0 Z N"/>
        </draw:custom-shape>
        <draw:custom-shape draw:style-name="gr36" draw:text-style-name="P7" xml:id="id12" draw:id="id12" draw:layer="layout" svg:width="2.606cm" svg:height="5.186cm" svg:x="6.481cm" svg:y="7.032cm">
          <text:p text:style-name="P1">Application</text:p>
          <text:p text:style-name="P1">Logging</text:p>
          <draw:enhanced-geometry svg:viewBox="0 0 21600 21600" draw:type="rectangle" draw:enhanced-path="M 0 0 L 21600 0 21600 21600 0 21600 0 0 Z N"/>
        </draw:custom-shape>
        <draw:custom-shape draw:style-name="gr36" draw:text-style-name="P7" xml:id="id13" draw:id="id13" draw:layer="layout" svg:width="2.606cm" svg:height="5.186cm" svg:x="3.222cm" svg:y="7.032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7.145cm" svg:height="2.963cm" svg:x="2.587cm" svg:y="14.229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2.172cm" svg:height="1.27cm" svg:x="14.15cm" svg:y="18.162cm">
          <text:p text:style-name="P1">NIC</text:p>
          <draw:enhanced-geometry svg:viewBox="0 0 21600 21600" draw:type="rectangle" draw:enhanced-path="M 0 0 L 21600 0 21600 21600 0 21600 0 0 Z N"/>
        </draw:custom-shape>
        <draw:custom-shape draw:style-name="gr39" draw:text-style-name="P10" xml:id="id11" draw:id="id11" draw:layer="layout" svg:width="4.562cm" svg:height="1.482cm" svg:x="3.105cm" svg:y="14.335cm">
          <text:p text:style-name="P1">Disk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857cm" svg:height="0.952cm" svg:x="13.8cm" svg:y="16.24cm">
          <text:p text:style-name="P1">RX &amp; TX</text:p>
          <text:p text:style-name="P1">Queue(s)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92cm" svg:height="0.952cm" svg:x="13.5cm" svg:y="14.235cm">
          <text:p text:style-name="P1">Socket</text:p>
          <text:p text:style-name="P1">Buffer(s)</text:p>
          <draw:enhanced-geometry svg:viewBox="0 0 21600 21600" draw:type="rectangle" draw:enhanced-path="M 0 0 L 21600 0 21600 21600 0 21600 0 0 Z N"/>
        </draw:custom-shape>
        <draw:connector draw:style-name="gr42" draw:text-style-name="P4" draw:layer="layout" draw:type="line" svg:x1="11.043cm" svg:y1="12.218cm" svg:x2="5.386cm" svg:y2="14.335cm" draw:start-shape="id10" draw:start-glue-point="2" draw:end-shape="id11" draw:end-glue-point="0" svg:d="M11043 12218l-5657 2117" svg:viewBox="0 0 5658 2118">
          <text:p/>
        </draw:connector>
        <draw:connector draw:style-name="gr43" draw:text-style-name="P4" draw:layer="layout" draw:type="line" svg:x1="7.784cm" svg:y1="12.218cm" svg:x2="5.386cm" svg:y2="14.335cm" draw:start-shape="id12" draw:start-glue-point="2" draw:end-shape="id11" draw:end-glue-point="0" svg:d="M7784 12218l-2398 2117" svg:viewBox="0 0 2399 2118">
          <text:p/>
        </draw:connector>
        <draw:connector draw:style-name="gr44" draw:text-style-name="P4" draw:layer="layout" draw:type="line" svg:x1="4.525cm" svg:y1="12.218cm" svg:x2="5.386cm" svg:y2="14.335cm" draw:start-shape="id13" draw:start-glue-point="2" draw:end-shape="id11" draw:end-glue-point="0" svg:d="M4525 12218l861 2117" svg:viewBox="0 0 862 2118">
          <text:p/>
        </draw:connector>
        <draw:line draw:style-name="gr45" draw:text-style-name="P5" draw:layer="layout" svg:x1="5.445cm" svg:y1="7.667cm" svg:x2="13.7cm" svg:y2="7.667cm">
          <text:p/>
        </draw:line>
        <draw:line draw:style-name="gr45" draw:text-style-name="P5" draw:layer="layout" svg:x1="13.7cm" svg:y1="8.002cm" svg:x2="5.445cm" svg:y2="8.002cm">
          <text:p/>
        </draw:line>
        <draw:line draw:style-name="gr45" draw:text-style-name="P5" draw:layer="layout" svg:x1="11.795cm" svg:y1="10.207cm" svg:x2="14.017cm" svg:y2="10.207cm">
          <text:p/>
        </draw:line>
        <draw:line draw:style-name="gr45" draw:text-style-name="P5" draw:layer="layout" svg:x1="14.017cm" svg:y1="10.525cm" svg:x2="11.795cm" svg:y2="10.525cm">
          <text:p/>
        </draw:line>
        <draw:line draw:style-name="gr45" draw:text-style-name="P5" draw:layer="layout" svg:x1="13.7cm" svg:y1="8.937cm" svg:x2="8.62cm" svg:y2="8.937cm">
          <text:p/>
        </draw:line>
        <draw:line draw:style-name="gr46" draw:text-style-name="P5" draw:layer="layout" svg:x1="15.722cm" svg:y1="12.43cm" svg:x2="15.722cm" svg:y2="14.335cm">
          <text:p/>
        </draw:line>
        <draw:line draw:style-name="gr46" draw:text-style-name="P5" draw:layer="layout" svg:x1="15.07cm" svg:y1="14.335cm" svg:x2="15.07cm" svg:y2="12.43cm">
          <text:p/>
        </draw:line>
        <draw:line draw:style-name="gr46" draw:text-style-name="P5" draw:layer="layout" svg:x1="15.722cm" svg:y1="15.07cm" svg:x2="15.722cm" svg:y2="16.34cm">
          <text:p/>
        </draw:line>
        <draw:line draw:style-name="gr46" draw:text-style-name="P5" draw:layer="layout" svg:x1="14.987cm" svg:y1="16.34cm" svg:x2="14.97cm" svg:y2="15.07cm">
          <text:p/>
        </draw:line>
        <draw:line draw:style-name="gr46" draw:text-style-name="P5" draw:layer="layout" svg:x1="15.722cm" svg:y1="17.092cm" svg:x2="15.722cm" svg:y2="18.362cm">
          <text:p/>
        </draw:line>
        <draw:line draw:style-name="gr46" draw:text-style-name="P5" draw:layer="layout" svg:x1="14.987cm" svg:y1="18.345cm" svg:x2="14.97cm" svg:y2="17.075cm">
          <text:p/>
        </draw:line>
        <draw:line draw:style-name="gr45" draw:text-style-name="P5" draw:layer="layout" svg:x1="2.27cm" svg:y1="2.052cm" svg:x2="3.857cm" svg:y2="2.052cm">
          <text:p/>
        </draw:line>
        <draw:connector draw:style-name="gr43" draw:text-style-name="P4" draw:layer="layout" draw:type="line" svg:x1="2.387cm" svg:y1="2.887cm" svg:x2="3.84cm" svg:y2="2.874cm" svg:d="M2387 2887l1453-13" svg:viewBox="0 0 1454 14">
          <text:p/>
        </draw:connector>
        <draw:line draw:style-name="gr46" draw:text-style-name="P5" draw:layer="layout" svg:x1="2.27cm" svg:y1="3.622cm" svg:x2="3.857cm" svg:y2="3.622cm">
          <text:p/>
        </draw:line>
        <draw:frame draw:style-name="gr47" draw:text-style-name="P13" draw:layer="layout" svg:width="7.302cm" svg:height="2.747cm" svg:x="4.175cm" svg:y="1.317cm">
          <draw:text-box>
            <text:p text:style-name="P12">Inter process communication</text:p>
            <text:p text:style-name="P12">Disk IO</text:p>
            <text:p text:style-name="P12">Network I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4:50:55.646443517</meta:creation-date>
    <dc:date>2025-01-19T18:01:01.334303722</dc:date>
    <meta:editing-duration>PT35M53S</meta:editing-duration>
    <meta:editing-cycles>6</meta:editing-cycles>
    <meta:generator>LibreOffice/24.2.7.2$Linux_X86_64 LibreOffice_project/420$Build-2</meta:generator>
    <meta:document-statistic meta:object-count="82"/>
  </office:meta>
</office:document-meta>
</file>